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MPLE OF GOD (1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MPLE OF GOD (11:1-2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mand (11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unt (11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ourt (11:2a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ntempt (11:2b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REVELATION 11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TEMPLE OF GOD (11:1-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TWO WITNESSES OF GOD (11:3-1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THE TWO WITNESSES OF GOD (11:3-14)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The ministry of these two witnesses (11:3-6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ministry of these two witnesses (11:3-6)<text:s text:c="1"/></text:span><text:span text:style-name="a488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duration of their ministry (11: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dication of their ministry (11: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devastation caused by their ministry (11:5-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 devastation caused by their ministry (11:5-6)<text:s text:c="1"/></text:span><text:span text:style-name="a506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y devour their enemies by supernatural fire (11:5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y cause a three-and-one-half-year drought (11:6a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y turn waters into blood (11:6b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strike the earth with plagues (11:6c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ministry of these two witnesses (11:3-6)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uration of their ministry (11: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dication of their ministry (11: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evastation caused by their ministry (11:5-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THE TWO WITNESSES OF GOD (11:3-14)<text:s text:c="1"/></text:span><text:span text:style-name="a545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ministry of these two witnesses (11:3-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martyrdom of the two witnesses (11:7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-title-Title-Slide" presentation:presentation-page-layout-name="Master1-PPL1" draw:id="Slide-264">
        <draw:frame draw:id="id99" presentation:style-name="a562" draw:name="Title 1" svg:x="1.38in" svg:y="0.83in" svg:width="10.3in" svg:height="4.42in" presentation:class="title" presentation:placeholder="false">
          <draw:text-box>
            <text:p text:style-name="a561" text:class-names="" text:cond-style-name=""><text:span text:style-name="a559" text:class-names=""><text:s text:c="1"/>The martyrdom of the two witnesses (11:7-10)<text:s text:c="1"/></text:span><text:span text:style-name="a560" text:class-names=""/></text:p>
          </draw:text-box>
          <svg:title/>
          <svg:desc/>
        </draw:frame>
        <draw:frame draw:id="id100" presentation:style-name="a567" draw:name="Subtitle 2" svg:x="1.38in" svg:y="5.25in" svg:width="10.3in" svg:height="1.85in" presentation:class="subtitle" presentation:placeholder="false">
          <draw:text-box>
            <text:p text:style-name="a564" text:class-names="" text:cond-style-name=""><text:span text:style-name="a563" text:class-names=""><text:s text:c="1"/>The corrupt one causing their deaths (11:7-9)<text:s text:c="1"/></text:span></text:p>
            <text:p text:style-name="a566" text:class-names="" text:cond-style-name=""><text:span text:style-name="a565" text:class-names=""/></text:p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corrupt one causing their deaths (11:7-9)<text:s text:c="1"/></text:span><text:span text:style-name="a570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Who he is (11:7a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Where he comes from (11:7b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What he does (11:9b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ere he does it (11:8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Why he does it (11:9a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1" draw:style-name="a592" draw:master-page-name="Master1-Layout12-tx-Title-and-Text" presentation:presentation-page-layout-name="Master1-PPL12" draw:id="Slide-266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martyrdom of the two witnesses (11:7-10)<text:s text:c="1"/></text:span><text:span text:style-name="a594" text:class-names=""/></text:p>
          </draw:text-box>
          <svg:title/>
          <svg:desc/>
        </draw:frame>
        <draw:frame draw:id="id104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rrupt one causing their deaths (11:7-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elebration following their deaths (11:1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2" draw:style-name="a607" draw:master-page-name="Master1-Layout12-tx-Title-and-Text" presentation:presentation-page-layout-name="Master1-PPL12" draw:id="Slide-267">
        <draw:frame draw:id="id105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THE TWO WITNESSES OF GOD (11:3-14)<text:s text:c="1"/></text:span><text:span text:style-name="a609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ministry of these two witnesses (11:3-6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martyrdom of the two witnesses (11:7-10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metamorphosis of the two witnesses (11:11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metamorphosis of the two witnesses (11:11-14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Resurrection (11:11-1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estruction (11:13-14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THE TWO WITNESSES OF GOD (11:3-14)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ministry of these two witnesses (11:3-6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martyrdom of the two witnesses (11:7-1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metamorphosis of the two witnesses (11:11-14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1</text:span><text:span text:style-name="a660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TEMPLE OF GOD (11:1-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TWO WITNESSES OF GOD (11:3-1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TRUMPET OF GOD (11:15-19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-title-Title-Slide" presentation:presentation-page-layout-name="Master1-PPL1" draw:id="Slide-271">
        <draw:frame draw:id="id113" presentation:style-name="a680" draw:name="Title 1" svg:x="1.38in" svg:y="0.83in" svg:width="10.3in" svg:height="4.42in" presentation:class="title" presentation:placeholder="false">
          <draw:text-box>
            <text:p text:style-name="a679" text:class-names="" text:cond-style-name=""><text:span text:style-name="a677" text:class-names="">THE TRUMPET OF GOD (11:15-19)<text:s text:c="1"/></text:span><text:span text:style-name="a678" text:class-names=""/></text:p>
          </draw:text-box>
          <svg:title/>
          <svg:desc/>
        </draw:frame>
        <draw:frame draw:id="id114" presentation:style-name="a685" draw:name="Subtitle 2" svg:x="1.38in" svg:y="5.25in" svg:width="10.3in" svg:height="1.85in" presentation:class="subtitle" presentation:placeholder="false">
          <draw:text-box>
            <text:p text:style-name="a682" text:class-names="" text:cond-style-name=""><text:span text:style-name="a681" text:class-names=""><text:s text:c="1"/>The testimony of heaven (11:15-18):<text:s text:c="1"/></text:span></text:p>
            <text:p text:style-name="a684" text:class-names="" text:cond-style-name=""><text:span text:style-name="a683" text:class-names=""/></text:p>
          </draw:text-box>
          <svg:title/>
          <svg:desc/>
        </draw:frame>
      </draw:page>
      <draw:page draw:name="Slide17" draw:style-name="a686" draw:master-page-name="Master1-Layout12-tx-Title-and-Text" presentation:presentation-page-layout-name="Master1-PPL12" draw:id="Slide-272">
        <draw:frame draw:id="id115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testimony of heaven (11:15-18):<text:s text:c="1"/></text:span><text:span text:style-name="a688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For his universal reign (11:15-16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anking him for his great power (11:17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For his righteous judgments (11:18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8" draw:style-name="a704" draw:master-page-name="Master1-Layout12-tx-Title-and-Text" presentation:presentation-page-layout-name="Master1-PPL12" draw:id="Slide-273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For his righteous judgments (11:18)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In rewarding the saints 11:18b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In punishing sinners (11:18a, c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9" draw:style-name="a719" draw:master-page-name="Master1-Layout12-tx-Title-and-Text" presentation:presentation-page-layout-name="Master1-PPL12" draw:id="Slide-274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testimony of heaven (11:15-18):<text:s text:c="1"/></text:span><text:span text:style-name="a721" text:class-names=""/></text:p>
          </draw:text-box>
          <svg:title/>
          <svg:desc/>
        </draw:frame>
        <draw:frame draw:id="id120" presentation:style-name="a736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or his universal reign (11:15-16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anking him for his great power (11:17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For his righteous judgments (11:18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0" draw:style-name="a737" draw:master-page-name="Master1-Layout12-tx-Title-and-Text" presentation:presentation-page-layout-name="Master1-PPL12" draw:id="Slide-275">
        <draw:frame draw:id="id121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THE TRUMPET OF GOD (11:15-19)<text:s text:c="1"/></text:span><text:span text:style-name="a739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testimony of heaven (11:15-18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Temple in heaven (11:19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1" draw:style-name="a752" draw:master-page-name="Master1-Layout12-tx-Title-and-Text" presentation:presentation-page-layout-name="Master1-PPL12" draw:id="Slide-276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REVELATION 11</text:span><text:span text:style-name="a754" text:class-names=""/></text:p>
          </draw:text-box>
          <svg:title/>
          <svg:desc/>
        </draw:frame>
        <draw:frame draw:id="id124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THE TEMPLE OF GOD (11:1-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TWO WITNESSES OF GOD (11:3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TRUMPET OF GOD (11:15-19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1</dc:title>
    <meta:initial-creator>David STRICKLAND</meta:initial-creator>
    <dc:creator>David STRICKLAND</dc:creator>
    <meta:creation-date>2020-02-22T17:40:33Z</meta:creation-date>
    <dc:date>2020-02-22T17:40:34Z</dc:date>
    <meta:template xlink:href="BibleStudy" xlink:type="simple"/>
    <meta:editing-cycles>1</meta:editing-cycles>
    <meta:editing-duration>PT0S</meta:editing-duration>
    <meta:document-statistic meta:paragraph-count="74" meta:word-count="599"/>
  </office:meta>
</office:document-meta>
</file>